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_fifo_idle" table:style-name="ta1">
        <table:shapes>
          <draw:frame draw:z-index="0" draw:style-name="gr1" draw:text-style-name="P1" svg:width="453.51pt" svg:height="255.09pt" svg:x="0pt" svg:y="1279.87pt">
            <draw:object draw:notify-on-update-of-ranges="result_fifo_idle.A1:result_fifo_idle.A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.24940954180444" calcext:value-type="float">
            <text:p>1.24940954180444</text:p>
          </table:table-cell>
        </table:table-row>
        <table:table-row table:style-name="ro1">
          <table:table-cell office:value-type="float" office:value="1.2490552668871" calcext:value-type="float">
            <text:p>1.2490552668871</text:p>
          </table:table-cell>
        </table:table-row>
        <table:table-row table:style-name="ro1">
          <table:table-cell office:value-type="float" office:value="1.24728389230043" calcext:value-type="float">
            <text:p>1.24728389230043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</table:table-row>
        <table:table-row table:style-name="ro1">
          <table:table-cell office:value-type="float" office:value="1.25838450637695" calcext:value-type="float">
            <text:p>1.25838450637695</text:p>
          </table:table-cell>
        </table:table-row>
        <table:table-row table:style-name="ro1">
          <table:table-cell office:value-type="float" office:value="1.25578649031649" calcext:value-type="float">
            <text:p>1.25578649031649</text:p>
          </table:table-cell>
        </table:table-row>
        <table:table-row table:style-name="ro1">
          <table:table-cell office:value-type="float" office:value="1.25708549834672" calcext:value-type="float">
            <text:p>1.25708549834672</text:p>
          </table:table-cell>
        </table:table-row>
        <table:table-row table:style-name="ro1">
          <table:table-cell office:value-type="float" office:value="1.25968351440718" calcext:value-type="float">
            <text:p>1.25968351440718</text:p>
          </table:table-cell>
        </table:table-row>
        <table:table-row table:style-name="ro1">
          <table:table-cell office:value-type="float" office:value="1.25543221539915" calcext:value-type="float">
            <text:p>1.25543221539915</text:p>
          </table:table-cell>
        </table:table-row>
        <table:table-row table:style-name="ro1">
          <table:table-cell office:value-type="float" office:value="1.26452527161077" calcext:value-type="float">
            <text:p>1.26452527161077</text:p>
          </table:table-cell>
        </table:table-row>
        <table:table-row table:style-name="ro1">
          <table:table-cell office:value-type="float" office:value="1.26074633915919" calcext:value-type="float">
            <text:p>1.26074633915919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</table:table-row>
        <table:table-row table:style-name="ro1">
          <table:table-cell office:value-type="float" office:value="1.2549598488427" calcext:value-type="float">
            <text:p>1.2549598488427</text:p>
          </table:table-cell>
        </table:table-row>
        <table:table-row table:style-name="ro1">
          <table:table-cell office:value-type="float" office:value="1.25165328294757" calcext:value-type="float">
            <text:p>1.25165328294757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</table:table-row>
        <table:table-row table:style-name="ro1">
          <table:table-cell office:value-type="float" office:value="1.26322626358054" calcext:value-type="float">
            <text:p>1.26322626358054</text:p>
          </table:table-cell>
        </table:table-row>
        <table:table-row table:style-name="ro1">
          <table:table-cell office:value-type="float" office:value="1.25366084081247" calcext:value-type="float">
            <text:p>1.25366084081247</text:p>
          </table:table-cell>
        </table:table-row>
        <table:table-row table:style-name="ro1">
          <table:table-cell office:value-type="float" office:value="1.26299008030231" calcext:value-type="float">
            <text:p>1.26299008030231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</table:table-row>
        <table:table-row table:style-name="ro1">
          <table:table-cell office:value-type="float" office:value="1.25106282475201" calcext:value-type="float">
            <text:p>1.25106282475201</text:p>
          </table:table-cell>
        </table:table-row>
        <table:table-row table:style-name="ro1">
          <table:table-cell office:value-type="float" office:value="1.25555030703826" calcext:value-type="float">
            <text:p>1.25555030703826</text:p>
          </table:table-cell>
        </table:table-row>
        <table:table-row table:style-name="ro1">
          <table:table-cell office:value-type="float" office:value="1.26027397260274" calcext:value-type="float">
            <text:p>1.26027397260274</text:p>
          </table:table-cell>
        </table:table-row>
        <table:table-row table:style-name="ro1">
          <table:table-cell office:value-type="float" office:value="1.25661313179027" calcext:value-type="float">
            <text:p>1.25661313179027</text:p>
          </table:table-cell>
        </table:table-row>
        <table:table-row table:style-name="ro1">
          <table:table-cell office:value-type="float" office:value="1.25401511572981" calcext:value-type="float">
            <text:p>1.25401511572981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</table:table-row>
        <table:table-row table:style-name="ro1">
          <table:table-cell office:value-type="float" office:value="1.26275389702409" calcext:value-type="float">
            <text:p>1.26275389702409</text:p>
          </table:table-cell>
        </table:table-row>
        <table:table-row table:style-name="ro1">
          <table:table-cell office:value-type="float" office:value="1.25330656589513" calcext:value-type="float">
            <text:p>1.25330656589513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</table:table-row>
        <table:table-row table:style-name="ro1">
          <table:table-cell office:value-type="float" office:value="1.2608644307983" calcext:value-type="float">
            <text:p>1.2608644307983</text:p>
          </table:table-cell>
        </table:table-row>
        <table:table-row table:style-name="ro1">
          <table:table-cell office:value-type="float" office:value="1.25673122342938" calcext:value-type="float">
            <text:p>1.25673122342938</text:p>
          </table:table-cell>
        </table:table-row>
        <table:table-row table:style-name="ro1">
          <table:table-cell office:value-type="float" office:value="1.25625885687293" calcext:value-type="float">
            <text:p>1.25625885687293</text:p>
          </table:table-cell>
        </table:table-row>
        <table:table-row table:style-name="ro1">
          <table:table-cell office:value-type="float" office:value="1.26110061407652" calcext:value-type="float">
            <text:p>1.26110061407652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</table:table-row>
        <table:table-row table:style-name="ro1">
          <table:table-cell office:value-type="float" office:value="1.25283419933869" calcext:value-type="float">
            <text:p>1.25283419933869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</table:table-row>
        <table:table-row table:style-name="ro1">
          <table:table-cell office:value-type="float" office:value="1.25177137458668" calcext:value-type="float">
            <text:p>1.25177137458668</text:p>
          </table:table-cell>
        </table:table-row>
        <table:table-row table:style-name="ro1">
          <table:table-cell office:value-type="float" office:value="1.26216343882853" calcext:value-type="float">
            <text:p>1.26216343882853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</table:table-row>
        <table:table-row table:style-name="ro1">
          <table:table-cell office:value-type="float" office:value="1.26145488899386" calcext:value-type="float">
            <text:p>1.26145488899386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</table:table-row>
        <table:table-row table:style-name="ro1">
          <table:table-cell office:value-type="float" office:value="1.25023618327822" calcext:value-type="float">
            <text:p>1.25023618327822</text:p>
          </table:table-cell>
        </table:table-row>
        <table:table-row table:style-name="ro1">
          <table:table-cell office:value-type="float" office:value="1.25247992442135" calcext:value-type="float">
            <text:p>1.25247992442135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</table:table-row>
        <table:table-row table:style-name="ro1">
          <table:table-cell office:value-type="float" office:value="1.25507794048181" calcext:value-type="float">
            <text:p>1.25507794048181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</table:table-row>
        <table:table-row table:style-name="ro1">
          <table:table-cell office:value-type="float" office:value="1.25732168162494" calcext:value-type="float">
            <text:p>1.25732168162494</text:p>
          </table:table-cell>
        </table:table-row>
        <table:table-row table:style-name="ro1">
          <table:table-cell office:value-type="float" office:value="1.26121870571564" calcext:value-type="float">
            <text:p>1.26121870571564</text:p>
          </table:table-cell>
        </table:table-row>
        <table:table-row table:style-name="ro1">
          <table:table-cell office:value-type="float" office:value="1.07546055739254" calcext:value-type="float">
            <text:p>1.07546055739254</text:p>
          </table:table-cell>
        </table:table-row>
        <table:table-row table:style-name="ro1">
          <table:table-cell office:value-type="float" office:value="1.2470477090222" calcext:value-type="float">
            <text:p>1.2470477090222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</table:table-row>
        <table:table-row table:style-name="ro1">
          <table:table-cell office:value-type="float" office:value="1.26239962210675" calcext:value-type="float">
            <text:p>1.26239962210675</text:p>
          </table:table-cell>
        </table:table-row>
        <table:table-row table:style-name="ro1">
          <table:table-cell office:value-type="float" office:value="1.25460557392537" calcext:value-type="float">
            <text:p>1.25460557392537</text:p>
          </table:table-cell>
        </table:table-row>
        <table:table-row table:style-name="ro1">
          <table:table-cell office:value-type="float" office:value="1.26251771374587" calcext:value-type="float">
            <text:p>1.26251771374587</text:p>
          </table:table-cell>
        </table:table-row>
        <table:table-row table:style-name="ro1">
          <table:table-cell office:value-type="float" office:value="1.2559045819556" calcext:value-type="float">
            <text:p>1.2559045819556</text:p>
          </table:table-cell>
        </table:table-row>
        <table:table-row table:style-name="ro1">
          <table:table-cell office:value-type="float" office:value="1.27716107699575" calcext:value-type="float">
            <text:p>1.27716107699575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</table:table-row>
        <table:table-row table:style-name="ro1">
          <table:table-cell office:value-type="float" office:value="1.25484175720359" calcext:value-type="float">
            <text:p>1.25484175720359</text:p>
          </table:table-cell>
        </table:table-row>
        <table:table-row table:style-name="ro1">
          <table:table-cell office:value-type="float" office:value="1.26358053849787" calcext:value-type="float">
            <text:p>1.26358053849787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</table:table-row>
        <table:table-row table:style-name="ro1">
          <table:table-cell office:value-type="float" office:value="1.17477562588569" calcext:value-type="float">
            <text:p>1.17477562588569</text:p>
          </table:table-cell>
        </table:table-row>
        <table:table-row table:style-name="ro1">
          <table:table-cell office:value-type="float" office:value="1.24657534246575" calcext:value-type="float">
            <text:p>1.24657534246575</text:p>
          </table:table-cell>
        </table:table-row>
        <table:table-row table:style-name="ro1">
          <table:table-cell office:value-type="float" office:value="1.25980160604629" calcext:value-type="float">
            <text:p>1.25980160604629</text:p>
          </table:table-cell>
        </table:table-row>
        <table:table-row table:style-name="ro1">
          <table:table-cell office:value-type="float" office:value="1.25909305621162" calcext:value-type="float">
            <text:p>1.25909305621162</text:p>
          </table:table-cell>
        </table:table-row>
        <table:table-row table:style-name="ro1">
          <table:table-cell office:value-type="float" office:value="1.25614076523382" calcext:value-type="float">
            <text:p>1.25614076523382</text:p>
          </table:table-cell>
        </table:table-row>
        <table:table-row table:style-name="ro1">
          <table:table-cell office:value-type="float" office:value="1.25684931506849" calcext:value-type="float">
            <text:p>1.25684931506849</text:p>
          </table:table-cell>
        </table:table-row>
        <table:table-row table:style-name="ro1">
          <table:table-cell office:value-type="float" office:value="1.25519603212093" calcext:value-type="float">
            <text:p>1.25519603212093</text:p>
          </table:table-cell>
        </table:table-row>
        <table:table-row table:style-name="ro1">
          <table:table-cell office:value-type="float" office:value="1.24834671705243" calcext:value-type="float">
            <text:p>1.24834671705243</text:p>
          </table:table-cell>
        </table:table-row>
        <table:table-row table:style-name="ro1">
          <table:table-cell office:value-type="float" office:value="1.26015588096363" calcext:value-type="float">
            <text:p>1.26015588096363</text:p>
          </table:table-cell>
        </table:table-row>
        <table:table-row table:style-name="ro1">
          <table:table-cell office:value-type="float" office:value="1.23429381199811" calcext:value-type="float">
            <text:p>1.23429381199811</text:p>
          </table:table-cell>
        </table:table-row>
        <table:table-row table:style-name="ro1">
          <table:table-cell office:value-type="float" office:value="1.25188946622579" calcext:value-type="float">
            <text:p>1.25188946622579</text:p>
          </table:table-cell>
        </table:table-row>
        <table:table-row table:style-name="ro1">
          <table:table-cell office:value-type="float" office:value="1.25944733112896" calcext:value-type="float">
            <text:p>1.25944733112896</text:p>
          </table:table-cell>
        </table:table-row>
        <table:table-row table:style-name="ro1">
          <table:table-cell office:value-type="float" office:value="1.25649504015116" calcext:value-type="float">
            <text:p>1.25649504015116</text:p>
          </table:table-cell>
        </table:table-row>
        <table:table-row table:style-name="ro1">
          <table:table-cell office:value-type="float" office:value="1.25956542276807" calcext:value-type="float">
            <text:p>1.25956542276807</text:p>
          </table:table-cell>
        </table:table-row>
        <table:table-row table:style-name="ro1">
          <table:table-cell office:value-type="float" office:value="1.25637694851205" calcext:value-type="float">
            <text:p>1.25637694851205</text:p>
          </table:table-cell>
        </table:table-row>
        <table:table-row table:style-name="ro1">
          <table:table-cell office:value-type="float" office:value="1.24421350968351" calcext:value-type="float">
            <text:p>1.24421350968351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</table:table-row>
        <table:table-row table:style-name="ro1">
          <table:table-cell office:value-type="float" office:value="1.2588568729334" calcext:value-type="float">
            <text:p>1.2588568729334</text:p>
          </table:table-cell>
        </table:table-row>
        <table:table-row table:style-name="ro1">
          <table:table-cell office:value-type="float" office:value="1.25743977326405" calcext:value-type="float">
            <text:p>1.25743977326405</text:p>
          </table:table-cell>
        </table:table-row>
        <table:table-row table:style-name="ro1">
          <table:table-cell office:value-type="float" office:value="1.24692961738309" calcext:value-type="float">
            <text:p>1.24692961738309</text:p>
          </table:table-cell>
        </table:table-row>
        <table:table-row table:style-name="ro1">
          <table:table-cell office:value-type="float" office:value="1.25932923948984" calcext:value-type="float">
            <text:p>1.25932923948984</text:p>
          </table:table-cell>
        </table:table-row>
        <table:table-row table:style-name="ro1">
          <table:table-cell office:value-type="float" office:value="1.25011809163911" calcext:value-type="float">
            <text:p>1.25011809163911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</table:table-row>
        <table:table-row table:style-name="ro1">
          <table:table-cell office:value-type="float" office:value="1.26039206424185" calcext:value-type="float">
            <text:p>1.26039206424185</text:p>
          </table:table-cell>
        </table:table-row>
        <table:table-row table:style-name="ro1">
          <table:table-cell office:value-type="float" office:value="1.26192725555031" calcext:value-type="float">
            <text:p>1.26192725555031</text:p>
          </table:table-cell>
        </table:table-row>
        <table:table-row table:style-name="ro1">
          <table:table-cell office:value-type="float" office:value="1.25413320736892" calcext:value-type="float">
            <text:p>1.25413320736892</text:p>
          </table:table-cell>
        </table:table-row>
        <table:table-row table:style-name="ro1">
          <table:table-cell office:value-type="float" office:value="1.2509447331129" calcext:value-type="float">
            <text:p>1.2509447331129</text:p>
          </table:table-cell>
        </table:table-row>
        <table:table-row table:style-name="ro1">
          <table:table-cell office:value-type="float" office:value="1.25342465753425" calcext:value-type="float">
            <text:p>1.25342465753425</text:p>
          </table:table-cell>
        </table:table-row>
        <table:table-row table:style-name="ro1">
          <table:table-cell office:value-type="float" office:value="1.25224374114313" calcext:value-type="float">
            <text:p>1.25224374114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2-03T08:34:33.335552876</dc:date>
    <meta:editing-duration>PT2M27S</meta:editing-duration>
    <meta:editing-cycles>3</meta:editing-cycles>
    <meta:generator>LibreOffice/6.3.3.2.0$Linux_X86_64 LibreOffice_project/30$Build-2</meta:generator>
    <meta:document-statistic meta:table-count="1" meta:cell-count="99" meta:object-count="1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686cm" svg:y="0.316cm" chart:style-name="ch2">
          <text:p>We see that the ratio is even more stable than in the RR case. </text:p>
        </chart:title>
        <chart:legend chart:legend-position="end" svg:x="13.148cm" svg:y="4.201cm" style:legend-expansion="high" chart:style-name="ch3"/>
        <chart:plot-area chart:style-name="ch4" table:cell-range-address="result_fifo_idle.A1:result_fifo_idle.A99" svg:x="1.331cm" svg:y="1.275cm" svg:width="11.497cm" svg:height="6.564cm">
          <chartooo:coordinate-region svg:x="2.243cm" svg:y="1.474cm" svg:width="10.585cm" svg:height="5.574cm"/>
          <chart:axis chart:dimension="x" chart:name="primary-x" chart:style-name="ch5">
            <chart:title svg:x="6.532cm" svg:y="8.019cm" chart:style-name="ch6">
              <text:p>priority</text:p>
            </chart:title>
          </chart:axis>
          <chart:axis chart:dimension="y" chart:name="primary-y" chart:style-name="ch5">
            <chart:title svg:x="0.451cm" svg:y="6.757cm" chart:style-name="ch7">
              <text:p>ratio execution time / real time</text:p>
            </chart:title>
            <chart:grid chart:style-name="ch8" chart:class="major"/>
          </chart:axis>
          <chart:series chart:style-name="ch9" chart:values-cell-range-address="result_fifo_idle.A1:result_fifo_idle.A99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940954180444">
                <text:p>1.24940954180444</text:p>
                <draw:g>
                  <svg:desc>result_fifo_idle.A1:result_fifo_idle.A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90552668871">
                <text:p>1.2490552668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728389230043">
                <text:p>1.24728389230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10061407652">
                <text:p>1.26110061407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61313179027">
                <text:p>1.25661313179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838450637695">
                <text:p>1.25838450637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578649031649">
                <text:p>1.2557864903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708549834672">
                <text:p>1.25708549834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968351440718">
                <text:p>1.2596835144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543221539915">
                <text:p>1.2554322153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6452527161077">
                <text:p>1.26452527161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6074633915919">
                <text:p>1.26074633915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330656589513">
                <text:p>1.25330656589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49598488427">
                <text:p>1.2549598488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165328294757">
                <text:p>1.25165328294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177137458668">
                <text:p>1.25177137458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322626358054">
                <text:p>1.26322626358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366084081247">
                <text:p>1.25366084081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299008030231">
                <text:p>1.26299008030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358053849787">
                <text:p>1.263580538497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932923948984">
                <text:p>1.25932923948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5673122342938">
                <text:p>1.25673122342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956542276807">
                <text:p>1.25956542276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559045819556">
                <text:p>1.2559045819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106282475201">
                <text:p>1.25106282475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555030703826">
                <text:p>1.25555030703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6027397260274">
                <text:p>1.26027397260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5661313179027">
                <text:p>1.25661313179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5401511572981">
                <text:p>1.25401511572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015588096363">
                <text:p>1.26015588096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59045819556">
                <text:p>1.2559045819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5247992442135">
                <text:p>1.25247992442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6275389702409">
                <text:p>1.26275389702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5330656589513">
                <text:p>1.253306565895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224374114313">
                <text:p>1.25224374114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608644307983">
                <text:p>1.2608644307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5673122342938">
                <text:p>1.256731223429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5625885687293">
                <text:p>1.25625885687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110061407652">
                <text:p>1.26110061407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6039206424185">
                <text:p>1.26039206424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039206424185">
                <text:p>1.26039206424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283419933869">
                <text:p>1.25283419933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5224374114313">
                <text:p>1.25224374114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177137458668">
                <text:p>1.251771374586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216343882853">
                <text:p>1.26216343882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59045819556">
                <text:p>1.25590458195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6145488899386">
                <text:p>1.261454888993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732168162494">
                <text:p>1.25732168162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5519603212093">
                <text:p>1.255196032120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011809163911">
                <text:p>1.250118091639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023618327822">
                <text:p>1.250236183278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247992442135">
                <text:p>1.25247992442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649504015116">
                <text:p>1.25649504015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5507794048181">
                <text:p>1.255077940481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5484175720359">
                <text:p>1.25484175720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5732168162494">
                <text:p>1.25732168162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6121870571564">
                <text:p>1.261218705715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7546055739254">
                <text:p>1.075460557392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470477090222">
                <text:p>1.2470477090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932923948984">
                <text:p>1.25932923948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6239962210675">
                <text:p>1.26239962210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5460557392537">
                <text:p>1.25460557392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251771374587">
                <text:p>1.26251771374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559045819556">
                <text:p>1.2559045819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7716107699575">
                <text:p>1.27716107699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5909305621162">
                <text:p>1.259093056211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5224374114313">
                <text:p>1.252243741143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84175720359">
                <text:p>1.25484175720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6358053849787">
                <text:p>1.263580538497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25980160604629">
                <text:p>1.259801606046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7477562588569">
                <text:p>1.17477562588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4657534246575">
                <text:p>1.246575342465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5980160604629">
                <text:p>1.25980160604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5909305621162">
                <text:p>1.25909305621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5614076523382">
                <text:p>1.25614076523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5684931506849">
                <text:p>1.25684931506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519603212093">
                <text:p>1.255196032120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4834671705243">
                <text:p>1.24834671705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6015588096363">
                <text:p>1.260155880963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3429381199811">
                <text:p>1.23429381199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5188946622579">
                <text:p>1.25188946622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5944733112896">
                <text:p>1.25944733112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5649504015116">
                <text:p>1.256495040151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5956542276807">
                <text:p>1.259565422768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5637694851205">
                <text:p>1.256376948512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4421350968351">
                <text:p>1.24421350968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5743977326405">
                <text:p>1.257439773264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588568729334">
                <text:p>1.25885687293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5743977326405">
                <text:p>1.25743977326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4692961738309">
                <text:p>1.24692961738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5932923948984">
                <text:p>1.25932923948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5011809163911">
                <text:p>1.250118091639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5342465753425">
                <text:p>1.253424657534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6039206424185">
                <text:p>1.26039206424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6192725555031">
                <text:p>1.261927255550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413320736892">
                <text:p>1.25413320736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2509447331129">
                <text:p>1.2509447331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25342465753425">
                <text:p>1.253424657534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25224374114313">
                <text:p>1.25224374114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